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e4c6f" officeooo:paragraph-rsid="005e4c6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e4c6f" officeooo:paragraph-rsid="005e682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4c6f" officeooo:paragraph-rsid="005e4c6f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4c6f" officeooo:paragraph-rsid="005e6827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e4c6f" officeooo:paragraph-rsid="005e4c6f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e4c6f" officeooo:paragraph-rsid="005e6827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e6827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5e4c6f" officeooo:paragraph-rsid="005e4c6f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5e4c6f" officeooo:paragraph-rsid="005e6827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4557dc" officeooo:paragraph-rsid="005e6827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5f0b4f" officeooo:paragraph-rsid="005f0b4f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5f0b4f" officeooo:paragraph-rsid="005e6827" style:font-size-asian="11pt" style:font-name-complex="Arial" style:font-size-complex="11pt"/>
    </style:style>
    <style:style style:name="P31" style:family="paragraph" style:parent-style-name="Standard">
      <style:text-properties style:font-name="Caligra" officeooo:rsid="0065f2f9" officeooo:paragraph-rsid="0065f2f9"/>
    </style:style>
    <style:style style:name="P32" style:family="paragraph" style:parent-style-name="Standard">
      <style:text-properties officeooo:paragraph-rsid="005e6827"/>
    </style:style>
    <style:style style:name="P33" style:family="paragraph" style:parent-style-name="Standard" style:master-pag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 style:page-number="auto"/>
      <style:text-properties style:font-name="Caligra" fo:font-size="11pt" officeooo:paragraph-rsid="00540c2c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26be" style:font-weight-asian="bold" style:font-name-complex="Arial" style:font-weight-complex="bold"/>
    </style:style>
    <style:style style:name="T3" style:family="text">
      <style:text-properties fo:font-weight="bold" officeooo:rsid="0061cc0f" style:font-weight-asian="bold" style:font-name-complex="Arial" style:font-weight-complex="bold"/>
    </style:style>
    <style:style style:name="T4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5" style:family="text">
      <style:text-properties fo:font-style="normal" officeooo:rsid="0032f1ff" style:font-style-asian="normal" style:font-style-complex="normal"/>
    </style:style>
    <style:style style:name="T6" style:family="text">
      <style:text-properties fo:font-style="normal" officeooo:rsid="006414ee" style:font-style-asian="normal" style:font-style-complex="normal"/>
    </style:style>
    <style:style style:name="T7" style:family="text">
      <style:text-properties fo:font-style="normal" officeooo:rsid="0065f2f9" style:font-style-asian="normal" style:font-style-complex="normal"/>
    </style:style>
    <style:style style:name="T8" style:family="text">
      <style:text-properties officeooo:rsid="002fecf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fecf8" style:font-style-asian="italic" style:font-style-complex="italic"/>
    </style:style>
    <style:style style:name="T11" style:family="text">
      <style:text-properties fo:font-style="italic" officeooo:rsid="005fe045" style:font-style-asian="italic" style:font-style-complex="italic"/>
    </style:style>
    <style:style style:name="T12" style:family="text">
      <style:text-properties fo:font-style="italic" officeooo:rsid="005a1bd5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8f877"/>
    </style:style>
    <style:style style:name="T15" style:family="text">
      <style:text-properties officeooo:rsid="005a175d"/>
    </style:style>
    <style:style style:name="T1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8" style:family="text">
      <style:text-properties fo:font-size="11pt" fo:font-weight="bold" officeooo:rsid="005dbe42" style:font-size-asian="11pt" style:font-weight-asian="bold" style:font-name-complex="Arial" style:font-size-complex="11pt" style:font-weight-complex="bold"/>
    </style:style>
    <style:style style:name="T1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2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2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22" style:family="text">
      <style:text-properties officeooo:rsid="005d01c8"/>
    </style:style>
    <style:style style:name="T23" style:family="text">
      <style:text-properties officeooo:rsid="006026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2">3 février 10h30</text:span><text:span text:style-name="T3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9">Séance </text:span><text:span text:style-name="T20">_</text:span><text:span text:style-name="T19">: </text:span><text:span text:style-name="T21">Fiche de préparation</text:span><text:span text:style-name="T17"> <text:s/></text:span></text:p>
            <text:p text:style-name="P15"><text:span text:style-name="T17">c</text:span><text:span text:style-name="T16">lasse : <text:s/></text:span><text:span text:style-name="T18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19">évaluation</text:p>
          </table:table-cell>
          <table:table-cell table:style-name="Tableau1.B4" office:value-type="string">
            <text:p text:style-name="P25">Évaluation + pap</text:p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4" office:value-type="string">
            <text:p text:style-name="P21">Partie B : L’eau dans la maison et l’environnement</text:p>
            <text:p text:style-name="P21">Chapitre 1 : L’eau autour de nous</text:p>
            <text:p text:style-name="P21">activité 1</text:p>
          </table:table-cell>
          <table:table-cell table:style-name="Tableau1.B4" office:value-type="string">
            <text:p text:style-name="P10"/>
            <text:p text:style-name="P10"/>
            <text:p text:style-name="P10"/>
            <text:p text:style-name="P29">laisser 3 pages pour le cours !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3">
          <table:table-cell table:style-name="Tableau1.A4" office:value-type="string">
            <text:p text:style-name="P17">Bilan oral</text:p>
            <text:p text:style-name="P17">écrit</text:p>
          </table:table-cell>
          <table:table-cell table:style-name="Tableau1.B4" office:value-type="string">
            <text:p text:style-name="P25">pap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22">+ matériel + tables</text:span></text:p>
          </table:table-cell>
          <table:table-cell table:style-name="Tableau1.B7" office:value-type="string">
            <text:p text:style-name="P31">exercice</text:p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12"/>
      <text:p text:style-name="P3"><text:span text:style-name="T4">Pour la prochaine fois </text:span><text:span text:style-name="T5">: </text:span><text:span text:style-name="T6">Exercice 1 du chapitre </text:span><text:span text:style-name="T7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M8S</meta:editing-duration>
    <meta:editing-cycles>9</meta:editing-cycles>
    <meta:generator>LibreOffice/7.0.4.2$Linux_X86_64 LibreOffice_project/00$Build-2</meta:generator>
    <meta:creation-date>2021-02-02T23:56:31.452252949</meta:creation-date>
    <meta:initial-creator>J Cercy</meta:initial-creator>
    <dc:date>2021-02-03T00:00:41.192391151</dc:date>
    <dc:creator>J Cercy</dc:creator>
    <meta:document-statistic meta:table-count="1" meta:image-count="0" meta:object-count="0" meta:page-count="1" meta:paragraph-count="20" meta:word-count="65" meta:character-count="346" meta:non-whitespace-character-count="297"/>
    <meta:template xlink:type="simple" xlink:actuate="onRequest" xlink:title="fiche_de_prep_type" xlink:href="../../../../../../../../../mes_ressources/document%20type/fiche_de_prep_type.ott" meta:date="2021-02-02T23:56:29.475922291"/>
  </office:meta>
</office:document-meta>
</file>